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14efd" officeooo:paragraph-rsid="00114efd"/>
    </style:style>
    <style:style style:name="P2" style:family="paragraph" style:parent-style-name="Standard">
      <style:paragraph-properties fo:text-align="center" style:justify-single-word="false"/>
      <style:text-properties officeooo:rsid="00114efd" officeooo:paragraph-rsid="00114efd"/>
    </style:style>
    <style:style style:name="P3" style:family="paragraph" style:parent-style-name="Standard">
      <style:paragraph-properties fo:text-align="center" style:justify-single-word="false"/>
      <style:text-properties fo:font-style="normal" officeooo:rsid="0023d94f" officeooo:paragraph-rsid="0023d94f" style:font-style-asian="normal" style:font-style-complex="normal"/>
    </style:style>
    <style:style style:name="P4" style:family="paragraph" style:parent-style-name="Standard">
      <style:paragraph-properties fo:text-align="start" style:justify-single-word="false"/>
      <style:text-properties officeooo:paragraph-rsid="0023d94f"/>
    </style:style>
    <style:style style:name="P5" style:family="paragraph" style:parent-style-name="Standard">
      <style:paragraph-properties fo:text-align="start" style:justify-single-word="false"/>
      <style:text-properties officeooo:rsid="0023d94f" officeooo:paragraph-rsid="0023d94f"/>
    </style:style>
    <style:style style:name="T1" style:family="text">
      <style:text-properties officeooo:rsid="001595c0"/>
    </style:style>
    <style:style style:name="T2" style:family="text">
      <style:text-properties fo:font-style="normal" style:font-style-asian="normal" style:font-style-complex="normal"/>
    </style:style>
    <style:style style:name="T3" style:family="text">
      <style:text-properties fo:font-style="normal" officeooo:rsid="00211e49" style:font-style-asian="normal" style:font-style-complex="normal"/>
    </style:style>
    <style:style style:name="T4" style:family="text">
      <style:text-properties fo:font-style="normal" officeooo:rsid="0023d94f" style:font-style-asian="normal" style:font-style-complex="normal"/>
    </style:style>
    <style:style style:name="T5" style:family="text">
      <style:text-properties fo:font-style="normal" officeooo:rsid="0024fff5" style:font-style-asian="normal" style:font-style-complex="normal"/>
    </style:style>
    <style:style style:name="T6" style:family="text">
      <style:text-properties fo:font-style="italic" style:font-style-asian="italic" style:font-style-complex="italic"/>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Joshua Reed</text:p>
      <text:p text:style-name="P1">Being and Knowing</text:p>
      <text:p text:style-name="P1">Spring, 2017</text:p>
      <text:p text:style-name="P2">Study Questio<text:span text:style-name="T1">ns 9</text:span></text:p>
      <text:p text:style-name="P3"/>
      <text:p text:style-name="P3"/>
      <text:p text:style-name="P5"><text:span text:style-name="T3">P</text:span><text:span text:style-name="T2">aley’s 8 arguments seem to argue that there is no way to disprove god’s existence. In that vein I do agree that there isn’t a way to prove his existence, but none of his arguments seem to actually prove that god </text:span><text:span text:style-name="T6">does</text:span><text:span text:style-name="T2"> exist. </text:span></text:p>
      <text:p text:style-name="P5"><text:span text:style-name="T2"/></text:p>
      <text:p text:style-name="P4"><text:span text:style-name="T4">For example argument #1 “J</text:span><text:span text:style-name="T2">ust because we can't fathom such a gifted and powerful designer doesn't mean the designer doesn't exist.” </text:span></text:p>
      <text:p text:style-name="P4"><text:span text:style-name="T4"/></text:p>
      <text:p text:style-name="P4"><text:span text:style-name="T4">Seems entirely correct, but it also doesn’t mean a god does exist. Beyond this, a lot of his arguments for a god seem to just be stop gaps for ignorance. Scientific exploration seems to keep pushing back the space that god can inhabit. During Paley’s time, natural selection wasn’t yet known or understood, so now the watch argument seems quite silly. </text:span></text:p>
      <text:p text:style-name="P4"><text:span text:style-name="T4"/></text:p>
      <text:p text:style-name="P4"><text:span text:style-name="T4">I think Pascal makes a slightly better case </text:span><text:span text:style-name="T5">(for belief) </text:span><text:span text:style-name="T4">with his wager, but I find both of these ‘creationist’ viewpoints to be shallow and unconvincing.</text:span><text:span text:style-name="T2">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08T11:38:06.359681463</meta:creation-date>
    <meta:generator>LibreOffice/5.3.3.2$Linux_X86_64 LibreOffice_project/30m0$Build-2</meta:generator>
    <dc:date>2017-06-03T11:54:42.018043757</dc:date>
    <meta:editing-duration>PT2H16M16S</meta:editing-duration>
    <meta:editing-cycles>13</meta:editing-cycles>
    <meta:document-statistic meta:table-count="0" meta:image-count="0" meta:object-count="0" meta:page-count="1" meta:paragraph-count="8" meta:word-count="161" meta:character-count="921" meta:non-whitespace-character-count="764"/>
  </office:meta>
</office:document-meta>
</file>